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c396b" officeooo:paragraph-rsid="001c396b" style:font-size-asian="8.75pt" style:font-size-complex="10pt"/>
    </style:style>
    <style:style style:name="P2" style:family="paragraph" style:parent-style-name="Standard">
      <style:text-properties fo:font-size="10pt" officeooo:rsid="001c396b" officeooo:paragraph-rsid="001c396b" style:font-size-asian="8.75pt" style:font-size-complex="10pt"/>
    </style:style>
    <style:style style:name="P3" style:family="paragraph" style:parent-style-name="Standard">
      <style:text-properties fo:font-size="10pt" fo:font-weight="bold" officeooo:rsid="001e4e5f" officeooo:paragraph-rsid="001e4e5f" style:font-size-asian="8.75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1e4e5f" officeooo:paragraph-rsid="001eefce" style:font-size-asian="8.75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rsid="002136fc" officeooo:paragraph-rsid="002136fc" style:font-size-asian="8.75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1e4e5f" officeooo:paragraph-rsid="001e4e5f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229f8c" officeooo:paragraph-rsid="00229f8c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normal" officeooo:rsid="001d8e57" officeooo:paragraph-rsid="001d8e57" style:font-size-asian="8.75pt" style:font-weight-asian="normal" style:font-size-complex="10pt" style:font-weight-complex="normal"/>
    </style:style>
    <style:style style:name="P9" style:family="paragraph" style:parent-style-name="Standard">
      <style:text-properties fo:font-size="10pt" fo:language="cs" fo:country="CZ" fo:font-weight="normal" officeooo:rsid="001e4e5f" officeooo:paragraph-rsid="001e4e5f" style:font-size-asian="8.69999980926514pt" style:font-weight-asian="normal" style:font-size-complex="10pt" style:font-weight-complex="normal"/>
    </style:style>
    <style:style style:name="P10" style:family="paragraph" style:parent-style-name="Standard">
      <style:text-properties fo:font-size="11pt" fo:font-weight="bold" officeooo:rsid="001d8e57" officeooo:paragraph-rsid="001d8e57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efce" style:font-weight-asian="normal" style:font-weight-complex="normal"/>
    </style:style>
    <style:style style:name="T3" style:family="text">
      <style:text-properties officeooo:rsid="001eefc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efce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eefce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03d07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eefce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03d07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29f8c" style:font-style-asian="normal" style:font-weight-asian="normal" style:font-style-complex="normal" style:font-weight-complex="normal"/>
    </style:style>
    <style:style style:name="T14" style:family="text">
      <style:text-properties officeooo:rsid="00229f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ční dokumentace k 1. úloze do IPP 2018/2019</text:p>
      <text:p text:style-name="P1">Jméno a příjmení: Daniel Štěpánek</text:p>
      <text:p text:style-name="P1">Login: xstepa61</text:p>
      <text:p text:style-name="P1"/>
      <text:p text:style-name="P10">Postup implementace</text:p>
      <text:p text:style-name="P6"/>
      <text:p text:style-name="P7">Struktura programu</text:p>
      <text:p text:style-name="P7"><text:tab/><text:span text:style-name="T10">Skript obsahuje hlavní funkci </text:span><text:span text:style-name="T6">Parse, </text:span><text:span text:style-name="T10">jenž řídí kompletní lexikální I syntaktickou analýzu. Instrukce I s parametry jsou ukládány do instance třídy </text:span><text:span text:style-name="T6">Instruction. </text:span><text:span text:style-name="T10">Tato třída obsahuje metody pro práci s instrukcemi <text:s/>volané z hlavní funkce </text:span><text:span text:style-name="T6">Parse</text:span><text:span text:style-name="T10">. </text:span><text:span text:style-name="T8"><text:s/></text:span><text:span text:style-name="T10">Vzory instrukcí jsou uloženy v poli </text:span><text:span text:style-name="T6">KeyWords</text:span><text:span text:style-name="T10">. Skript využívá regulární výrazy, které jsou přesněji popsány v rámci implementace.</text:span></text:p>
      <text:p text:style-name="P7"><text:span text:style-name="T1"/></text:p>
      <text:p text:style-name="P6">Spuštění <text:span text:style-name="T14">skriptu</text:span></text:p>
      <text:p text:style-name="P9"><text:tab/>Při spuštění skriptu je provedena kontrola vstupních parametrů. Pokud je vstupni parametr <text:s/><text:span text:style-name="T4">-</text:span><text:span text:style-name="T5">-</text:span><text:span text:style-name="T4">help</text:span>, je vypsána nápověda ke skriptu a následné ukončení vykonávání. Pokud je na standartní vstup přesměrován soubour, začne vykonávání lexikální a syntaktické analýzy. <text:s/>Pomocí regulárního výrazu je zkontrolována povinná hlavička souboru, která musí odpovídat „.ippcode19“ (case insensitive).</text:p>
      <text:p text:style-name="P8"><text:tab/></text:p>
      <text:p text:style-name="P3">Průchod souborem</text:p>
      <text:p text:style-name="P4"><text:tab/><text:span text:style-name="T1">Soubor je procházen po řádcích. U každého je rozhodnuto, zda obsahuje instrukci, pouze komentář, nebo je prázdný a zda je validní. </text:span><text:span text:style-name="T2">Komentáře a prázdné řádky jsou ignorovány.</text:span></text:p>
      <text:p text:style-name="P4"><text:span text:style-name="T2"/></text:p>
      <text:p text:style-name="P4"><text:span text:style-name="T3">Zpracování instrukcí</text:span></text:p>
      <text:p text:style-name="P4"><text:span text:style-name="T1"><text:tab/> </text:span><text:span text:style-name="T2">Nejprve je porovnán operační kód instrukce s klíči v poli instrukcí, tedy zda operační kód existuje a je správně zapsán. Chybný operační kód vede na chybu 22. Pokud je operační kód správný, pomocí informací přiřazených operačnímu kódu v poli klíčových slov </text:span><text:span text:style-name="T7">Keywords, </text:span><text:span text:style-name="T11">se určí počet parametrů a typy jednotlivých parametrů (var, symb, label, type). Tyto informace jsou porovnány s načteným řádkem ze souboru. V případě, <text:s/>že počet paramoetrů přesně odpovídá požadovanému počtu, jsou parametry I operační kód uloženy do instance třídy </text:span><text:span text:style-name="T7">Instruction</text:span><text:span text:style-name="T11">. Méně parametrů vede na chybu 23. V připadě, kdy je zjištěno více slov na řádku než je požadovaný počet, je zjištěno, zda se jedná o komentář, nebo o nesprávné parametry. V případě nadbytečných parametrů program končí s chybou </text:span><text:span text:style-name="T12">22. </text:span></text:p>
      <text:p text:style-name="P4"><text:span text:style-name="T12"/></text:p>
      <text:p text:style-name="P5"><text:span text:style-name="T9">Z</text:span><text:span text:style-name="T8">pracování parametrů</text:span></text:p>
      <text:p text:style-name="P5"><text:span text:style-name="T8"><text:tab/></text:span><text:span text:style-name="T10">Pro každý typ parametru (var, symb,…) jsou definované regulární výrazy, které kontrolují syntaktickou správnost parametru a rozdělují parametr na dvě části. Na typovou část (string, int, bool, nil) a na datovou část v případě parametru typu </text:span><text:span text:style-name="T6">symb</text:span><text:span text:style-name="T10"> nebo </text:span><text:span text:style-name="T6">type</text:span><text:span text:style-name="T10">. V případě typu parametru </text:span><text:span text:style-name="T6">var</text:span><text:span text:style-name="T10"> na rámec, ve kterém je proměnná deklarovaná (TF, LF, GF) a na datovou část (název proměnné). <text:s/>Regulární výraz pro návěstí </text:span><text:span text:style-name="T6">label </text:span><text:span text:style-name="T10">pouze kontroluje znaky obsažené v návěstí. Pokud je parametr chybný, vede to na chybový výstup 22. </text:span></text:p>
      <text:p text:style-name="P5"><text:span text:style-name="T10"/></text:p>
      <text:p text:style-name="P5"><text:span text:style-name="T8">Generování XML</text:span></text:p>
      <text:p text:style-name="P5"><text:span text:style-name="T8"><text:tab/></text:span><text:span text:style-name="T10">Výstupní XML obsahuje povinnou hlavičku a hlavní element s názvem </text:span><text:span text:style-name="T6">program</text:span><text:span text:style-name="T10">, jenž obsahuje povinný atribut </text:span><text:span text:style-name="T6">language. </text:span><text:span text:style-name="T10">Kořenový element obsahuje </text:span><text:span text:style-name="T13">generované elementy </text:span><text:span text:style-name="T10">všech instrukc</text:span><text:span text:style-name="T13">í</text:span><text:span text:style-name="T10"> v odpovídajícím XML formát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2:50:20.742536886</meta:creation-date>
    <dc:date>2019-03-12T22:04:03.612015965</dc:date>
    <meta:editing-duration>PT16M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388" meta:character-count="2653" meta:non-whitespace-character-count="2266"/>
  </office:meta>
</office:document-meta>
</file>